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17.75cm" fo:min-width="3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18.17cm" fo:min-width="10.6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8.47cm" fo:min-width="1.3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00040" draw:marker-start-width="0.321cm" draw:marker-end-width="0.321cm" draw:fill="none" draw:textarea-horizontal-align="justify" draw:textarea-vertical-align="middle" draw:auto-grow-height="false" fo:min-height="8.47cm" fo:min-width="10.0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/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8cm" svg:x="1cm" svg:y="1cm">
          <text:p text:style-name="P1"><text:span text:style-name="T1">Contrôleur</text:span></text:p>
          <text:p text:style-name="P1"><text:span text:style-name="T1">mémoi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cm" svg:height="18.5cm" svg:x="5.4cm" svg:y="0.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8.8cm" svg:x="17cm" svg:y="10.2cm">
          <text:p text:style-name="P4">RAM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8.8cm" svg:x="17cm" svg:y="1cm">
          <text:p text:style-name="P4">RAM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6cm" svg:height="8.8cm" svg:x="5.7cm" svg:y="1cm">
          <text:p text:style-name="P4">Canal 1 (64 bits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6cm" svg:height="8.8cm" svg:x="5.7cm" svg:y="10.2cm">
          <text:p text:style-name="P4">Canal 2 (64 bits)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6cm" svg:height="1.445cm" svg:x="7cm" svg:y="19.3cm">
          <draw:text-box>
            <text:p>Bus de données (128 bit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09:35.358818801</meta:creation-date>
    <dc:date>2018-03-01T19:20:42.787942673</dc:date>
    <meta:editing-duration>PT11M8S</meta:editing-duration>
    <meta:editing-cycles>2</meta:editing-cycles>
    <meta:generator>LibreOffice/5.3.7.2.0$Linux_X86_64 LibreOffice_project/30$Build-2</meta:generator>
    <meta:document-statistic meta:object-count="7"/>
  </office:meta>
</office:document-meta>
</file>